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Iterações para Convergencia" draw:style-name="gr1" draw:text-style-name="P1" svg:width="16.3cm" svg:height="9.004cm" svg:x="17.043cm" svg:y="6.322cm">
            <draw:object draw:notify-on-update-of-ranges="Planilha1.J3:Planilha1.L3 Planilha1.I4:Planilha1.I4 Planilha1.J4:Planilha1.L4 Planilha1.I5:Planilha1.I5 Planilha1.J5:Planilha1.L5 Planilha1.I6:Planilha1.I6 Planilha1.J6:Planilha1.L6 Planilha1.I7:Planilha1.I7 Planilha1.J7:Planilha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jibout</text:p>
          </table:table-cell>
          <table:table-cell office:value-type="string" calcext:value-type="string">
            <text:p>Luxemburgo</text:p>
          </table:table-cell>
          <table:table-cell office:value-type="string" calcext:value-type="string">
            <text:p>Omã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djibout</text:p>
          </table:table-cell>
          <table:table-cell office:value-type="string" calcext:value-type="string">
            <text:p>Luxemburgo</text:p>
          </table:table-cell>
          <table:table-cell office:value-type="string" calcext:value-type="string">
            <text:p>Omã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1 quartil</text:p>
          </table:table-cell>
          <table:table-cell table:formula="of:=QUARTILE([.B3:.B7];1)" office:value-type="float" office:value="8" calcext:value-type="float">
            <text:p>8</text:p>
          </table:table-cell>
          <table:table-cell table:formula="of:=QUARTILE([.C3:.C7];1)" office:value-type="float" office:value="4" calcext:value-type="float">
            <text:p>4</text:p>
          </table:table-cell>
          <table:table-cell table:formula="of:=QUARTILE([.D3:.D5]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áximo</text:p>
          </table:table-cell>
          <table:table-cell table:formula="of:=MAX([.B3:.B7])" office:value-type="float" office:value="15" calcext:value-type="float">
            <text:p>15</text:p>
          </table:table-cell>
          <table:table-cell table:formula="of:=MAX([.C3:.C7])" office:value-type="float" office:value="12" calcext:value-type="float">
            <text:p>12</text:p>
          </table:table-cell>
          <table:table-cell table:formula="of:=MAX([.D3:.D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formula="of:=MIN([.B3:.B7])" office:value-type="float" office:value="6" calcext:value-type="float">
            <text:p>6</text:p>
          </table:table-cell>
          <table:table-cell table:formula="of:=MIN([.C3:.C7])" office:value-type="float" office:value="3" calcext:value-type="float">
            <text:p>3</text:p>
          </table:table-cell>
          <table:table-cell table:formula="of:=MIN([.D3:.D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3 quartil</text:p>
          </table:table-cell>
          <table:table-cell table:formula="of:=QUARTILE([.B3:.B7];3)" office:value-type="float" office:value="11" calcext:value-type="float">
            <text:p>11</text:p>
          </table:table-cell>
          <table:table-cell table:formula="of:=QUARTILE([.C3:.C7];3)" office:value-type="float" office:value="6" calcext:value-type="float">
            <text:p>6</text:p>
          </table:table-cell>
          <table:table-cell table:formula="of:=QUARTILE([.D3:.D7];3)" office:value-type="float" office:value="4.5" calcext:value-type="float">
            <text:p>4,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AVERAGE([.B3:.B7])" office:value-type="float" office:value="10" calcext:value-type="float">
            <text:p>10</text:p>
          </table:table-cell>
          <table:table-cell table:formula="of:=AVERAGE([.C3:.C7])" office:value-type="float" office:value="6" calcext:value-type="float">
            <text:p>6</text:p>
          </table:table-cell>
          <table:table-cell table:formula="of:=AVERAGE([.D3:.D7])" office:value-type="float" office:value="4.33333333333333" calcext:value-type="float">
            <text:p>4,33333333333333</text:p>
          </table:table-cell>
          <table:table-cell table:number-columns-repeated="8"/>
        </table:table-row>
      </table:table>
      <table:table table:name="Planilha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ib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2:58:05.152000000</meta:creation-date>
    <dc:date>2022-05-31T17:43:35.424000000</dc:date>
    <meta:editing-duration>PT4H14M29S</meta:editing-duration>
    <meta:editing-cycles>1</meta:editing-cycles>
    <meta:document-statistic meta:table-count="2" meta:cell-count="39" meta:object-count="1"/>
    <meta:generator>LibreOffice/7.1.1.2$Windows_X86_64 LibreOffice_project/fe0b08f4af1bacafe4c7ecc87ce55bb42616467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01cm" svg:height="9.005cm" xlink:href=".." xlink:type="simple" chart:class="chart:stock" chart:style-name="ch1">
        <chart:title svg:x="5.209cm" svg:y="0.316cm" chart:style-name="ch2">
          <text:p>Iterações para Convergência</text:p>
        </chart:title>
        <chart:plot-area chart:style-name="ch3" table:cell-range-address="Planilha1.J3:Planilha1.L7 Planilha1.I4:Planilha1.I7" chart:data-source-has-labels="both" svg:x="1.337cm" svg:y="1.275cm" svg:width="14.638cm" svg:height="7.55cm">
          <chart:coordinate-region svg:x="1.958cm" svg:y="1.474cm" svg:width="14.017cm" svg:height="6.704cm"/>
          <chart:axis chart:dimension="x" chart:name="primary-x" chart:style-name="ch4" chartooo:axis-type="auto">
            <chartooo:date-scale/>
            <chart:categories table:cell-range-address="Planilha1.J3:Planilha1.L3"/>
          </chart:axis>
          <chart:axis chart:dimension="y" chart:name="primary-y" chart:style-name="ch4">
            <chart:title svg:x="0.464cm" svg:y="5.768cm" chart:style-name="ch5">
              <text:p>Iterações</text:p>
            </chart:title>
            <chart:grid chart:style-name="ch6" chart:class="major"/>
          </chart:axis>
          <chart:series chart:values-cell-range-address="Planilha1.J4:Planilha1.L4" chart:label-cell-address="Planilha1.I4:Planilha1.I4" chart:attached-axis="primary-y">
            <chart:data-point chart:repeated="3"/>
          </chart:series>
          <chart:series chart:values-cell-range-address="Planilha1.J5:Planilha1.L5" chart:label-cell-address="Planilha1.I5:Planilha1.I5" chart:attached-axis="primary-y">
            <chart:data-point chart:repeated="3"/>
          </chart:series>
          <chart:series chart:values-cell-range-address="Planilha1.J6:Planilha1.L6" chart:label-cell-address="Planilha1.I6:Planilha1.I6" chart:attached-axis="primary-y">
            <chart:data-point chart:repeated="3"/>
          </chart:series>
          <chart:series chart:values-cell-range-address="Planilha1.J7:Planilha1.L7" chart:label-cell-address="Planilha1.I7:Planilha1.I7" chart:attached-axis="primary-y">
            <chart:data-point chart:repeated="3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jibout</text:p>
                <draw:g>
                  <svg:desc>Planilha1.J3:Planilha1.L3</svg:desc>
                </draw:g>
              </table:table-cell>
              <table:table-cell office:value-type="string">
                <text:p>Luxemburgo</text:p>
              </table:table-cell>
              <table:table-cell office:value-type="string">
                <text:p>Omã</text:p>
              </table:table-cell>
            </table:table-row>
          </table:table-header-rows>
          <table:table-rows>
            <table:table-row>
              <table:table-cell office:value-type="string">
                <text:p>1 quartil</text:p>
                <draw:g>
                  <svg:desc>Planilha1.I4:Planilha1.I4</svg:desc>
                </draw:g>
              </table:table-cell>
              <table:table-cell office:value-type="float" office:value="8">
                <text:p>8</text:p>
                <draw:g>
                  <svg:desc>Planilha1.J4:Planilha1.L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áximo</text:p>
                <draw:g>
                  <svg:desc>Planilha1.I5:Planilha1.I5</svg:desc>
                </draw:g>
              </table:table-cell>
              <table:table-cell office:value-type="float" office:value="15">
                <text:p>15</text:p>
                <draw:g>
                  <svg:desc>Planilha1.J5:Planilha1.L5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ínimo</text:p>
                <draw:g>
                  <svg:desc>Planilha1.I6:Planilha1.I6</svg:desc>
                </draw:g>
              </table:table-cell>
              <table:table-cell office:value-type="float" office:value="6">
                <text:p>6</text:p>
                <draw:g>
                  <svg:desc>Planilha1.J6:Planilha1.L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quartil</text:p>
                <draw:g>
                  <svg:desc>Planilha1.I7:Planilha1.I7</svg:desc>
                </draw:g>
              </table:table-cell>
              <table:table-cell office:value-type="float" office:value="11">
                <text:p>11</text:p>
                <draw:g>
                  <svg:desc>Planilha1.J7:Planilha1.L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